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5.741cm"/>
    </style:style>
    <style:style style:name="Table1.B" style:family="table-column">
      <style:table-column-properties style:column-width="11.86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2" text:outline-level="1">CR HOSPITALISATION</text:h>
          </table:table-cell>
          <table:covered-table-cell/>
        </table:table-row>
        <table:table-row>
          <table:table-cell table:style-name="Table1.A2" office:value-type="string">
            <text:p text:style-name="Standard">NOM, Prénom</text:p>
          </table:table-cell>
          <table:table-cell table:style-name="Table1.A1" office:value-type="string">
            <text:p text:style-name="Standard"><text:text-input text:description="&lt;o.partner_id.fullname&gt;">&lt;o.partner_id.fullname&gt;</text:text-input>, ( <text:text-input text:description="&lt;time.strftime('%d/%m/%Y', time.strptime(o.partner_id.dob, '%Y-%m-%d'))&gt;">&lt;time.strftime('%d/%m/%Y', time.strptime(o.partner_id.dob, '%Y-%m-%d'))&gt;</text:text-input> )</text:p>
          </table:table-cell>
        </table:table-row>
        <table:table-row>
          <table:table-cell table:style-name="Table1.A3" office:value-type="string">
            <text:p text:style-name="Standard">Date de la chirurgie :</text:p>
          </table:table-cell>
          <table:table-cell table:style-name="Table1.B3" office:value-type="string">
            <text:p text:style-name="Standard">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>Motif d'hospitalisation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>Antécédents</text:p>
          </table:table-cell>
          <table:table-cell table:style-name="Table1.B3" office:value-type="string">
            <text:p text:style-name="Standard">Cf dossier d'anesthésie</text:p>
          </table:table-cell>
        </table:table-row>
        <table:table-row>
          <table:table-cell table:style-name="Table1.A3" office:value-type="string">
            <text:p text:style-name="Standard">Diagnostic principal</text:p>
          </table:table-cell>
          <table:table-cell table:style-name="Table1.B3" office:value-type="string">
            <text:p text:style-name="Standard"><text:text-input text:description="&lt;o.indication_id.name&gt;">&lt;o.indication_id.name&gt;</text:text-input></text:p>
          </table:table-cell>
        </table:table-row>
        <table:table-row>
          <table:table-cell table:style-name="Table1.A3" office:value-type="string">
            <text:p text:style-name="Standard">Intervention et procédure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Date d'intervention :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Opérateur :<text:text-input text:description="&lt;o.operator_id.partner_id.title.name&gt;">&lt;o.operator_id.partner_id.title.name&gt;</text:text-input> <text:text-input text:description="&lt;o.operator_id.partner_id.name&gt;">&lt;o.operator_id.partner_id.name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Cf : CROP</text:p>
          </table:table-cell>
        </table:table-row>
        <table:table-row>
          <table:table-cell table:style-name="Table1.A3" office:value-type="string">
            <text:p text:style-name="Standard">Séjour</text:p>
          </table:table-cell>
          <table:table-cell table:style-name="Table1.B3" office:value-type="string">
            <text:p text:style-name="Standard">Du : 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Au :</text:p>
          </table:table-cell>
        </table:table-row>
        <table:table-row>
          <table:table-cell table:style-name="Table1.B3" table:number-columns-spanned="2" office:value-type="string">
            <text:p text:style-name="Standard">Rendez vous de consultation à J1 PO au cabinet du Dr FRANCOIS.</text:p>
            <text:p text:style-name="Standard">Le :<text:text-input text:description="&lt;o.po_meeting_id.date and formatLang(o.po_meeting_id.date,date=True) or ''&gt;">&lt;o.po_meeting_id.date and formatLang(o.po_meeting_id.date,date=True) or ''&gt;</text:text-input> 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="100%" fo:margin-left="1.27cm" fo:margin-right="0cm" fo:margin-top="0cm" fo:margin-bottom="0.423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18:35:46</meta:creation-date>
    <dc:date>2015-02-24T15:59:13</dc:date>
    <meta:editing-duration>PT3H52M6S</meta:editing-duration>
    <meta:editing-cycles>63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2" meta:word-count="78" meta:character-count="824" meta:non-whitespace-character-count="767"/>
  </office:meta>
</office:document-meta>
</file>